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D8000001F83533905CDB34D350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25.57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5.576cm"/>
    </style:style>
    <style:style style:name="Tableau4.A1" style:family="table-cell">
      <style:table-cell-properties style:vertical-align="middle" fo:padding="0.049cm" fo:border="0.5pt solid #000000"/>
    </style:style>
    <style:style style:name="Tableau3" style:family="table">
      <style:table-properties style:width="25.566cm" fo:break-before="auto" fo:break-after="auto" table:align="left"/>
    </style:style>
    <style:style style:name="Tableau3.A" style:family="table-column">
      <style:table-column-properties style:column-width="3.761cm"/>
    </style:style>
    <style:style style:name="Tableau3.B" style:family="table-column">
      <style:table-column-properties style:column-width="4.092cm"/>
    </style:style>
    <style:style style:name="Tableau3.C" style:family="table-column">
      <style:table-column-properties style:column-width="3.455cm"/>
    </style:style>
    <style:style style:name="Tableau3.D" style:family="table-column">
      <style:table-column-properties style:column-width="3.919cm"/>
    </style:style>
    <style:style style:name="Tableau3.E" style:family="table-column">
      <style:table-column-properties style:column-width="3.113cm"/>
    </style:style>
    <style:style style:name="Tableau3.F" style:family="table-column">
      <style:table-column-properties style:column-width="2.261cm"/>
    </style:style>
    <style:style style:name="Tableau3.G" style:family="table-column">
      <style:table-column-properties style:column-width="4.964cm"/>
    </style:style>
    <style:style style:name="Tableau3.1" style:family="table-row">
      <style:table-row-properties style:min-row-height="1.998cm"/>
    </style:style>
    <style:style style:name="Tableau3.A1" style:family="table-cell">
      <style:table-cell-properties style:vertical-align="middle" fo:padding="0.049cm" fo:border-left="0.5pt solid #000000" fo:border-right="0.5pt solid #000000" fo:border-top="0.5pt solid #000000" fo:border-bottom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au3.G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3.A2" style:family="table-cell">
      <style:table-cell-properties style:vertical-align="middle" fo:padding="0.049cm" fo:border-left="0.5pt solid #000000" fo:border-right="0.5pt solid #000000" fo:border-top="none" fo:border-bottom="none"/>
    </style:style>
    <style:style style:name="Tableau3.B2" style:family="table-cell">
      <style:table-cell-properties style:vertical-align="middle" fo:padding="0.097cm" fo:border-left="0.5pt solid #000000" fo:border-right="none" fo:border-top="none" fo:border-bottom="none"/>
    </style:style>
    <style:style style:name="Tableau3.G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3.A7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Header">
      <style:text-properties fo:font-size="6pt" style:font-size-asian="6pt" style:font-size-complex="6pt"/>
    </style:style>
    <style:style style:name="P5" style:family="paragraph" style:parent-style-name="Footer">
      <style:text-properties fo:font-size="8pt" style:font-size-asian="8pt" style:font-size-complex="8pt"/>
    </style:style>
    <style:style style:name="P6" style:family="paragraph" style:parent-style-name="Table_20_Contents">
      <style:paragraph-properties fo:margin-top="0cm" fo:margin-bottom="0.499cm" loext:contextual-spacing="false" fo:text-align="center" style:justify-single-word="false"/>
      <style:text-properties fo:text-transform="uppercase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/>
    </style:style>
    <style:style style:name="P8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paragraph-rsid="00100397"/>
    </style:style>
    <style:style style:name="P9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paragraph-rsid="0014dbba"/>
    </style:style>
    <style:style style:name="P10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0ff3ce" fo:background-color="transparent"/>
    </style:style>
    <style:style style:name="P1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1392c5" fo:background-color="transparent"/>
    </style:style>
    <style:style style:name="P1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4dbba" officeooo:paragraph-rsid="0014dbba" fo:background-color="transparent"/>
    </style:style>
    <style:style style:name="P1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80ba8" officeooo:paragraph-rsid="00180ba8" fo:background-color="transparent"/>
    </style:style>
    <style:style style:name="P14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98922" officeooo:paragraph-rsid="00198922" fo:background-color="transparent"/>
    </style:style>
    <style:style style:name="P15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bold" officeooo:rsid="0003fd47" officeooo:paragraph-rsid="0003fd47" style:font-weight-asian="bold" style:font-weight-complex="bold"/>
    </style:style>
    <style:style style:name="P16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a022c" officeooo:paragraph-rsid="000a022c"/>
    </style:style>
    <style:style style:name="P17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0ff3ce"/>
    </style:style>
    <style:style style:name="P18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0ff3ce" officeooo:paragraph-rsid="000ff3ce" style:font-weight-asian="normal" style:font-weight-complex="normal"/>
    </style:style>
    <style:style style:name="P19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0ff3ce" officeooo:paragraph-rsid="00100397" style:font-weight-asian="normal" style:font-weight-complex="normal"/>
    </style:style>
    <style:style style:name="P20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100397" officeooo:paragraph-rsid="00100397" style:font-weight-asian="normal" style:font-weight-complex="normal"/>
    </style:style>
    <style:style style:name="P2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14dbba" officeooo:paragraph-rsid="0014dbba" style:font-weight-asian="normal" style:font-weight-complex="normal"/>
    </style:style>
    <style:style style:name="P2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00397" officeooo:paragraph-rsid="00100397"/>
    </style:style>
    <style:style style:name="P2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4dbba" officeooo:paragraph-rsid="0014dbba"/>
    </style:style>
    <style:style style:name="P2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officeooo:rsid="000ff3ce"/>
    </style:style>
    <style:style style:name="T2" style:family="text">
      <style:text-properties officeooo:rsid="00180ba8"/>
    </style:style>
    <style:style style:name="T3" style:family="text">
      <style:text-properties officeooo:rsid="0011fdfa"/>
    </style:style>
    <style:style style:name="T4" style:family="text">
      <style:text-properties officeooo:rsid="00100397"/>
    </style:style>
    <style:style style:name="T5" style:family="text">
      <style:text-properties officeooo:rsid="00111156"/>
    </style:style>
    <style:style style:name="T6" style:family="text">
      <style:text-properties officeooo:rsid="001392c5"/>
    </style:style>
    <style:style style:name="T7" style:family="text">
      <style:text-properties officeooo:rsid="00193467"/>
    </style:style>
    <style:style style:name="T8" style:family="text">
      <style:text-properties officeooo:rsid="00198922"/>
    </style:style>
    <style:style style:name="T9" style:family="text">
      <style:text-properties officeooo:rsid="001af9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1311449378512" text:id="ct1311449378512">
          <text:insertion>
            <office:change-info>
              <dc:creator>Auteur inconnu</dc:creator>
              <dc:date>2022-01-07T15:35:01</dc:date>
            </office:change-info>
          </text:insertion>
        </text:changed-region>
        <text:changed-region xml:id="ct1311449372512" text:id="ct1311449372512">
          <text:insertion>
            <office:change-info>
              <dc:creator>Auteur inconnu</dc:creator>
              <dc:date>2022-01-07T15:34:32</dc:date>
            </office:change-info>
          </text:insertion>
        </text:changed-region>
        <text:changed-region xml:id="ct1311449371552" text:id="ct1311449371552">
          <text:insertion>
            <office:change-info>
              <dc:creator>Auteur inconnu</dc:creator>
              <dc:date>2022-01-07T15:34:32</dc:date>
            </office:change-info>
          </text:insertion>
        </text:changed-region>
        <text:changed-region xml:id="ct1311449382352" text:id="ct1311449382352">
          <text:insertion>
            <office:change-info>
              <dc:creator>Auteur inconnu</dc:creator>
              <dc:date>2022-01-07T15:34:32</dc:date>
            </office:change-info>
          </text:insertion>
        </text:changed-region>
        <text:changed-region xml:id="ct1311449367712" text:id="ct1311449367712">
          <text:insertion>
            <office:change-info>
              <dc:creator>Auteur inconnu</dc:creator>
              <dc:date>2022-01-07T15:34:32</dc:date>
            </office:change-info>
          </text:insertion>
        </text:changed-region>
        <text:changed-region xml:id="ct1311449375392" text:id="ct1311449375392">
          <text:insertion>
            <office:change-info>
              <dc:creator>Auteur inconnu</dc:creator>
              <dc:date>2022-01-07T15:34:32</dc:date>
            </office:change-info>
          </text:insertion>
        </text:changed-region>
        <text:changed-region xml:id="ct1311449374432" text:id="ct1311449374432">
          <text:insertion>
            <office:change-info>
              <dc:creator>Auteur inconnu</dc:creator>
              <dc:date>2022-01-07T15:34:47</dc:date>
            </office:change-info>
          </text:insertion>
        </text:changed-region>
        <text:changed-region xml:id="ct1311449371312" text:id="ct1311449371312">
          <text:insertion>
            <office:change-info>
              <dc:creator>Auteur inconnu</dc:creator>
              <dc:date>2022-01-07T15:36:08</dc:date>
            </office:change-info>
          </text:insertion>
        </text:changed-region>
        <text:changed-region xml:id="ct1311449374912" text:id="ct1311449374912">
          <text:insertion>
            <office:change-info>
              <dc:creator>Auteur inconnu</dc:creator>
              <dc:date>2022-01-07T15:36:08</dc:date>
            </office:change-info>
          </text:insertion>
        </text:changed-region>
        <text:changed-region xml:id="ct1311449370592" text:id="ct1311449370592">
          <text:insertion>
            <office:change-info>
              <dc:creator>Auteur inconnu</dc:creator>
              <dc:date>2022-01-07T15:36:08</dc:date>
            </office:change-info>
          </text:insertion>
        </text:changed-region>
        <text:changed-region xml:id="ct1311449375632" text:id="ct1311449375632">
          <text:insertion>
            <office:change-info>
              <dc:creator>Auteur inconnu</dc:creator>
              <dc:date>2022-01-07T15:36:08</dc:date>
            </office:change-info>
          </text:insertion>
        </text:changed-region>
        <text:changed-region xml:id="ct1311449371072" text:id="ct1311449371072">
          <text:insertion>
            <office:change-info>
              <dc:creator>Auteur inconnu</dc:creator>
              <dc:date>2022-01-07T15:36:08</dc:date>
            </office:change-info>
          </text:insertion>
        </text:changed-region>
        <text:changed-region xml:id="ct1311449371792" text:id="ct1311449371792">
          <text:insertion>
            <office:change-info>
              <dc:creator>Auteur inconnu</dc:creator>
              <dc:date>2022-01-07T15:36:08</dc:date>
            </office:change-info>
          </text:insertion>
        </text:changed-region>
        <text:changed-region xml:id="ct1311449379712" text:id="ct1311449379712">
          <text:insertion>
            <office:change-info>
              <dc:creator>Auteur inconnu</dc:creator>
              <dc:date>2022-01-07T15:37:04</dc:date>
            </office:change-info>
          </text:insertion>
        </text:changed-region>
        <text:changed-region xml:id="ct1311449379232" text:id="ct1311449379232">
          <text:insertion>
            <office:change-info>
              <dc:creator>Auteur inconnu</dc:creator>
              <dc:date>2022-01-07T15:37:04</dc:date>
            </office:change-info>
          </text:insertion>
        </text:changed-region>
        <text:changed-region xml:id="ct1311449368912" text:id="ct1311449368912">
          <text:insertion>
            <office:change-info>
              <dc:creator>Auteur inconnu</dc:creator>
              <dc:date>2022-01-07T15:37:04</dc:date>
            </office:change-info>
          </text:insertion>
        </text:changed-region>
        <text:changed-region xml:id="ct1311449372272" text:id="ct1311449372272">
          <text:insertion>
            <office:change-info>
              <dc:creator>Auteur inconnu</dc:creator>
              <dc:date>2022-01-07T15:37:04</dc:date>
            </office:change-info>
          </text:insertion>
        </text:changed-region>
        <text:changed-region xml:id="ct1311449369392" text:id="ct1311449369392">
          <text:insertion>
            <office:change-info>
              <dc:creator>Auteur inconnu</dc:creator>
              <dc:date>2022-01-07T15:37:04</dc:date>
            </office:change-info>
          </text:insertion>
        </text:changed-region>
        <text:changed-region xml:id="ct1311449369152" text:id="ct1311449369152">
          <text:insertion>
            <office:change-info>
              <dc:creator>Auteur inconnu</dc:creator>
              <dc:date>2022-01-07T15:37:2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6">Programme essais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7">Résistance en compression </text:p>
          </table:table-cell>
          <table:table-cell table:style-name="Tableau3.B1" office:value-type="string">
            <text:p text:style-name="P7">éprouvettes 1<text:span text:style-name="T4">5</text:span>x3<text:span text:style-name="T4">0</text:span> cm</text:p>
            <text:p text:style-name="P8">éprouvettes 1<text:span text:style-name="T4">1</text:span>x<text:span text:style-name="T4">22</text:span> cm</text:p>
          </table:table-cell>
          <table:table-cell table:style-name="Tableau3.B1" office:value-type="string">
            <text:p text:style-name="P7">Presse Walter&amp; Bai 3000 kN</text:p>
          </table:table-cell>
          <table:table-cell table:style-name="Tableau3.B1" office:value-type="string">
            <text:p text:style-name="P19">18 ième campagne</text:p>
            <text:p text:style-name="P15">prochain <text:span text:style-name="T3">2020 (courrier reçu en novembre 2019) </text:span></text:p>
          </table:table-cell>
          <table:table-cell table:style-name="Tableau3.B1" office:value-type="string">
            <text:p text:style-name="P16">CEBTP </text:p>
          </table:table-cell>
          <table:table-cell table:style-name="Tableau3.B1" office:value-type="string">
            <text:p text:style-name="P11">Satisfaisants</text:p>
            <text:p text:style-name="P11"><text:span text:style-name="T6">rapport reçu la 28/11/2018</text:span> </text:p>
          </table:table-cell>
          <table:table-cell table:style-name="Tableau3.G1" office:value-type="string">
            <text:p text:style-name="P10">à la fois sur la campagne principale et la campagne optionnelle</text:p>
          </table:table-cell>
        </table:table-row>
        <table:table-row>
          <table:table-cell table:style-name="Tableau3.A2" office:value-type="string">
            <text:p text:style-name="P23">Résistance en compression</text:p>
          </table:table-cell>
          <table:table-cell table:style-name="Tableau3.B2" office:value-type="string">
            <text:p text:style-name="P9">éprouvettes 1<text:span text:style-name="T4">5</text:span>x3<text:span text:style-name="T4">0</text:span> cm</text:p>
          </table:table-cell>
          <table:table-cell table:style-name="Tableau3.B2" office:value-type="string">
            <text:p text:style-name="P9">Presse Walter&amp; Bai 3000 kN</text:p>
          </table:table-cell>
          <table:table-cell table:style-name="Tableau3.B2" office:value-type="string">
            <text:p text:style-name="P21">19 ième campagne</text:p>
          </table:table-cell>
          <table:table-cell table:style-name="Tableau3.B2" office:value-type="string">
            <text:p text:style-name="P23">CEBTP</text:p>
          </table:table-cell>
          <table:table-cell table:style-name="Tableau3.B2" office:value-type="string">
            <text:p text:style-name="P12">Essais réalisés fin 2020 – en attente du rapport d’analyse</text:p>
          </table:table-cell>
          <table:table-cell table:style-name="Tableau3.G2" office:value-type="string">
            <text:p text:style-name="P13"><text:change-start text:change-id="ct1311449378512"/>Rapport reçu le 27 Octobre 2021 : résultats satisfaisants<text:change-end text:change-id="ct1311449378512"/></text:p>
          </table:table-cell>
        </table:table-row>
        <table:table-row>
          <table:table-cell table:style-name="Tableau3.A2" office:value-type="string">
            <text:p text:style-name="P23"><text:change-start text:change-id="ct1311449372512"/>Résistance en compression<text:change-end text:change-id="ct1311449372512"/></text:p>
          </table:table-cell>
          <table:table-cell table:style-name="Tableau3.B2" office:value-type="string">
            <text:p text:style-name="P9"><text:change-start text:change-id="ct1311449371552"/>éprouvettes 1<text:span text:style-name="T4">5</text:span>x3<text:span text:style-name="T4">0</text:span> cm<text:change-end text:change-id="ct1311449371552"/></text:p>
          </table:table-cell>
          <table:table-cell table:style-name="Tableau3.B2" office:value-type="string">
            <text:p text:style-name="P9"><text:change-start text:change-id="ct1311449382352"/>Presse Walter&amp; Bai 3000 kN<text:change-end text:change-id="ct1311449382352"/></text:p>
          </table:table-cell>
          <table:table-cell table:style-name="Tableau3.B2" office:value-type="string">
            <text:p text:style-name="P21"><text:change-start text:change-id="ct1311449367712"/><text:span text:style-name="T2">20</text:span> ième campagne<text:change-end text:change-id="ct1311449367712"/></text:p>
          </table:table-cell>
          <table:table-cell table:style-name="Tableau3.B2" office:value-type="string">
            <text:p text:style-name="P23"><text:change-start text:change-id="ct1311449375392"/>CEBTP<text:change-end text:change-id="ct1311449375392"/></text:p>
          </table:table-cell>
          <table:table-cell table:style-name="Tableau3.B2" office:value-type="string">
            <text:p text:style-name="P13"><text:change-start text:change-id="ct1311449374432"/>Inscriptions prévues au second semestre 2022<text:change-end text:change-id="ct1311449374432"/></text:p>
          </table:table-cell>
          <table:table-cell table:style-name="Tableau3.G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7">Perméabilité au gaz</text:p>
          </table:table-cell>
          <table:table-cell table:style-name="Tableau3.B2" office:value-type="string">
            <text:p text:style-name="P22">Perméabilité en m2</text:p>
          </table:table-cell>
          <table:table-cell table:style-name="Tableau3.B2" office:value-type="string">
            <text:p text:style-name="P22">Perméamètre CEMBUREAU</text:p>
          </table:table-cell>
          <table:table-cell table:style-name="Tableau3.B2" office:value-type="string">
            <text:p text:style-name="P18">201<text:span text:style-name="T4">6</text:span></text:p>
            <text:p text:style-name="P20">prochain : 2019 (essais croisés terminaux de perfdub)</text:p>
          </table:table-cell>
          <table:table-cell table:style-name="Tableau3.B2" office:value-type="string">
            <text:p text:style-name="P17">PN perfdub</text:p>
          </table:table-cell>
          <table:table-cell table:style-name="Tableau3.B2" office:value-type="string">
            <text:p text:style-name="P10">Satisfaisants</text:p>
          </table:table-cell>
          <table:table-cell table:style-name="Tableau3.G2" office:value-type="string">
            <text:p text:style-name="P10">Résultats compris dans l’incertitude admise pour cet essai (30%)</text:p>
          </table:table-cell>
        </table:table-row>
        <table:table-row>
          <table:table-cell table:style-name="Tableau3.A2" office:value-type="string">
            <text:p text:style-name="P17"><text:change-start text:change-id="ct1311449371312"/>Perméabilité au gaz<text:change-end text:change-id="ct1311449371312"/></text:p>
          </table:table-cell>
          <table:table-cell table:style-name="Tableau3.B2" office:value-type="string">
            <text:p text:style-name="P22"><text:change-start text:change-id="ct1311449374912"/>Perméabilité en m2<text:change-end text:change-id="ct1311449374912"/></text:p>
          </table:table-cell>
          <table:table-cell table:style-name="Tableau3.B2" office:value-type="string">
            <text:p text:style-name="P22"><text:change-start text:change-id="ct1311449370592"/>Perméamètre CEMBUREAU<text:change-end text:change-id="ct1311449370592"/></text:p>
          </table:table-cell>
          <table:table-cell table:style-name="Tableau3.B2" office:value-type="string">
            <text:p text:style-name="P18"><text:change-start text:change-id="ct1311449375632"/>201<text:span text:style-name="T7">9</text:span></text:p>
            <text:p text:style-name="P20">prochain<text:span text:style-name="T8">s</text:span> : 20<text:span text:style-name="T7">22</text:span> <text:change-end text:change-id="ct1311449375632"/></text:p>
          </table:table-cell>
          <table:table-cell table:style-name="Tableau3.B2" office:value-type="string">
            <text:p text:style-name="P17"><text:change-start text:change-id="ct1311449371072"/>PN perfdub<text:change-end text:change-id="ct1311449371072"/></text:p>
          </table:table-cell>
          <table:table-cell table:style-name="Tableau3.B2" office:value-type="string">
            <text:p text:style-name="P10"><text:change-start text:change-id="ct1311449371792"/>Satisfaisants<text:change-end text:change-id="ct1311449371792"/></text:p>
          </table:table-cell>
          <table:table-cell table:style-name="Tableau3.G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7">Migration des chlorures</text:p>
          </table:table-cell>
          <table:table-cell table:style-name="Tableau3.B2" office:value-type="string">
            <text:p text:style-name="P22">Coefficient de diffusion en m2/s</text:p>
          </table:table-cell>
          <table:table-cell table:style-name="Tableau3.B2" office:value-type="string">
            <text:p text:style-name="P22">Cellule élec<text:span text:style-name="T5">t</text:span>rolytique</text:p>
          </table:table-cell>
          <table:table-cell table:style-name="Tableau3.B2" office:value-type="string">
            <text:p text:style-name="P18">201<text:span text:style-name="T4">6</text:span></text:p>
            <text:p text:style-name="P20"><text:soft-page-break/>prochain : 2019 (essais croisés terminaux de perfdub)</text:p>
          </table:table-cell>
          <table:table-cell table:style-name="Tableau3.B2" office:value-type="string">
            <text:p text:style-name="P17">PN perfdub</text:p>
          </table:table-cell>
          <table:table-cell table:style-name="Tableau3.B2" office:value-type="string">
            <text:p text:style-name="P10">Satisfaisants</text:p>
          </table:table-cell>
          <table:table-cell table:style-name="Tableau3.G2" office:value-type="string">
            <text:p text:style-name="P10">Résultats compris dans l’incertitude admise pour cet <text:soft-page-break/>essai (15%)</text:p>
          </table:table-cell>
        </table:table-row>
        <table:table-row>
          <table:table-cell table:style-name="Tableau3.A7" office:value-type="string">
            <text:p text:style-name="P17"><text:change-start text:change-id="ct1311449379712"/>Migration des chlorures<text:change-end text:change-id="ct1311449379712"/></text:p>
          </table:table-cell>
          <table:table-cell table:style-name="Tableau3.B7" office:value-type="string">
            <text:p text:style-name="P22"><text:change-start text:change-id="ct1311449379232"/>Coefficient de diffusion en m2/s<text:change-end text:change-id="ct1311449379232"/></text:p>
          </table:table-cell>
          <table:table-cell table:style-name="Tableau3.B7" office:value-type="string">
            <text:p text:style-name="P22"><text:change-start text:change-id="ct1311449368912"/>Cellule élec<text:span text:style-name="T5">t</text:span>rolytique<text:change-end text:change-id="ct1311449368912"/></text:p>
          </table:table-cell>
          <table:table-cell table:style-name="Tableau3.B7" office:value-type="string">
            <text:p text:style-name="P18"><text:change-start text:change-id="ct1311449372272"/>201<text:span text:style-name="T8">9</text:span></text:p>
            <text:p text:style-name="P20">prochain<text:span text:style-name="T8">s</text:span> : 20<text:span text:style-name="T8">2</text:span><text:change-end text:change-id="ct1311449372272"/></text:p>
          </table:table-cell>
          <table:table-cell table:style-name="Tableau3.B7" office:value-type="string">
            <text:p text:style-name="P17"><text:change-start text:change-id="ct1311449369392"/>PN perfdub<text:change-end text:change-id="ct1311449369392"/></text:p>
          </table:table-cell>
          <table:table-cell table:style-name="Tableau3.B7" office:value-type="string">
            <text:p text:style-name="P14"><text:change-start text:change-id="ct1311449369152"/>A anlyser<text:change-end text:change-id="ct1311449369152"/></text:p>
          </table:table-cell>
          <table:table-cell table:style-name="Tableau3.G7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1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25.7cm" style:rel-width="100%" table:align="left"/>
    </style:style>
    <style:style style:name="Tableau2.A" style:family="table-column">
      <style:table-column-properties style:column-width="6.426cm" style:rel-column-width="2410*"/>
    </style:style>
    <style:style style:name="Tableau2.B" style:family="table-column">
      <style:table-column-properties style:column-width="12.85cm" style:rel-column-width="4819*"/>
    </style:style>
    <style:style style:name="Tableau2.C" style:family="table-column">
      <style:table-column-properties style:column-width="6.424cm" style:rel-column-width="240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Header">
      <style:text-properties fo:font-size="6pt" style:font-size-asian="6pt" style:font-size-complex="6pt"/>
    </style:style>
    <style:style style:name="MP5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1af946"/>
    </style:style>
    <style:style style:name="MT2" style:family="text">
      <style:text-properties officeooo:rsid="000ff3ce"/>
    </style:style>
    <style:style style:name="MT3" style:family="text">
      <style:text-properties officeooo:rsid="00180ba8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1311675295312" text:id="ct1311675295312">
            <text:deletion>
              <office:change-info>
                <dc:creator>Auteur inconnu</dc:creator>
                <dc:date>2022-01-07T16:08:30</dc:date>
              </office:change-info>
              <text:p text:style-name="MP2">DLCF</text:p>
            </text:deletion>
          </text:changed-region>
          <text:changed-region xml:id="ct1311675294592" text:id="ct1311675294592">
            <text:insertion>
              <office:change-info>
                <dc:creator>Auteur inconnu</dc:creator>
                <dc:date>2022-01-07T16:08:30</dc:date>
              </office:change-info>
            </text:insertion>
          </text:changed-region>
          <text:changed-region xml:id="ct1311675295552" text:id="ct1311675295552">
            <text:deletion>
              <office:change-info>
                <dc:creator>Auteur inconnu</dc:creator>
                <dc:date>2022-01-07T16:08:34</dc:date>
              </office:change-info>
              <text:p text:style-name="MP3">DLCF</text:p>
            </text:deletion>
          </text:changed-region>
          <text:changed-region xml:id="ct1311675294832" text:id="ct1311675294832">
            <text:insertion>
              <office:change-info>
                <dc:creator>Auteur inconnu</dc:creator>
                <dc:date>2022-01-07T16:08:34</dc:date>
              </office:change-info>
            </text:insertion>
          </text:changed-region>
          <text:changed-region xml:id="ct1311449375872" text:id="ct1311449375872">
            <text:insertion>
              <office:change-info>
                <dc:creator>Auteur inconnu</dc:creator>
                <dc:date>2022-01-07T15:33:35</dc:date>
              </office:change-info>
            </text:insertion>
          </text:changed-region>
        </text:tracked-changes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<draw:frame draw:style-name="Mfr1" draw:name="images1" text:anchor-type="paragraph" svg:width="3.189cm" svg:height="1.295cm" draw:z-index="1"><draw:image xlink:href="Pictures/10000000000004D8000001F83533905CDB34D350.jpg" xlink:type="simple" xlink:show="embed" xlink:actuate="onLoad" loext:mime-type="image/jpeg"/></draw:frame></text:p>
            </table:table-cell>
            <table:table-cell table:style-name="Tableau2.A1" office:value-type="string">
              <text:p text:style-name="MP2"><text:change text:change-id="ct1311675295312"/><text:change-start text:change-id="ct1311675294592"/><text:span text:style-name="MT1">ACF</text:span><text:change-end text:change-id="ct1311675294592"/> - Programme de comparaison interlaboratoires (CIL)</text:p>
            </table:table-cell>
            <table:table-cell table:style-name="Tableau2.C1" office:value-type="string">
              <text:p text:style-name="MP3">Réf. : <text:bookmark-start text:name="P_REF"/><text:bookmark-ref text:reference-format="text" text:ref-name="P_REF"/><text:bookmark-end text:name="P_REF"/>R2.<text:change text:change-id="ct1311675295552"/><text:change-start text:change-id="ct1311675294832"/><text:span text:style-name="MT1">ACF</text:span><text:change-end text:change-id="ct1311675294832"/>.E.016</text:p>
              <text:p text:style-name="MP3">Révision : <text:bookmark-start text:name="P_REVISION"/><text:bookmark-ref text:reference-format="text" text:ref-name="P_REVISION"/><text:bookmark-end text:name="P_REVISION"/>00<text:span text:style-name="MT2">6</text:span></text:p>
              <text:p text:style-name="MP3">Du <text:bookmark-start text:name="P_APPLICATION_DATE"/><text:bookmark-ref text:reference-format="text" text:ref-name="P_APPLICATION_DATE"/><text:bookmark-end text:name="P_APPLICATION_DATE"/><text:change-start text:change-id="ct1311449375872"/><text:span text:style-name="MT3">07/01/2022</text:span><text:change-end text:change-id="ct1311449375872"/></text:p>
            </table:table-cell>
          </table:table-row>
        </table:table>
        <text:p text:style-name="MP4"><text:tab/><text:tab/></text:p>
      </style:header>
      <style:footer>
        <text:p text:style-name="MP5"><text:file-name text:display="name">R2.ACF.E.016_prog_CIL</text:file-nam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.M12$Windows_X86_64 LibreOffice_project/526f2ee0224621e0a9cddbe1937eda2b9a7efbdd</meta:generator>
    <meta:creation-date>2022-01-07T16:08:36.887000000</meta:creation-date>
    <meta:editing-cycles>1</meta:editing-cycles>
    <meta:editing-duration>P0D</meta:editing-duration>
    <meta:document-statistic meta:table-count="3" meta:image-count="1" meta:object-count="0" meta:page-count="2" meta:paragraph-count="60" meta:word-count="207" meta:character-count="1391" meta:non-whitespace-character-count="1234"/>
    <meta:user-defined meta:name="Info 1"/>
    <meta:user-defined meta:name="Info 2"/>
    <meta:user-defined meta:name="Info 3"/>
    <meta:user-defined meta:name="Info 4"/>
  </office:meta>
</office:document-meta>
</file>